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25-01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22-05-0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22-02-0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21-02-2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20-05-0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20-01-31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8-12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8-05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8-01-09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7-02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2-07-3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8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6-2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5-16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3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10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5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4-2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7-02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6-05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5-05-10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4-05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200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199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021107114301</text:p>
          </table:table-cell>
          <table:table-cell office:value-type="string" calcext:value-type="string">
            <text:p>19S.03W.07.131A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02" meta:object-count="0"/>
    <meta:user-defined meta:name="AppVersion">3.0</meta:user-defined>
  </office:meta>
</office:document-meta>
</file>